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style:rel-width="100%" fo:margin-left="-0.635cm" fo:margin-top="0cm" fo:margin-bottom="0cm" table:align="left" style:writing-mode="page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6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1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291cm" fo:margin-left="0.288cm" fo:margin-top="0cm" fo:margin-bottom="0cm" table:align="left" style:writing-mode="page"/>
    </style:style>
    <style:style style:name="Table2.A" style:family="table-column">
      <style:table-column-properties style:column-width="5.911cm"/>
    </style:style>
    <style:style style:name="Table2.B" style:family="table-column">
      <style:table-column-properties style:column-width="7.876cm"/>
    </style:style>
    <style:style style:name="Table2.C" style:family="table-column">
      <style:table-column-properties style:column-width="2.505cm"/>
    </style:style>
    <style:style style:name="Table2.1" style:family="table-row">
      <style:table-row-properties style:min-row-height="0.575cm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0.688cm" fo:keep-together="auto"/>
    </style:style>
    <style:style style:name="Table2.3" style:family="table-row">
      <style:table-row-properties style:min-row-height="2.002cm" fo:keep-together="auto"/>
    </style:style>
    <style:style style:name="Table2.4" style:family="table-row">
      <style:table-row-properties style:min-row-height="1.095cm" fo:keep-together="auto"/>
    </style:style>
    <style:style style:name="Table2.5" style:family="table-row">
      <style:table-row-properties style:min-row-height="1.443cm" fo:keep-together="auto"/>
    </style:style>
    <style:style style:name="Table2.6" style:family="table-row">
      <style:table-row-properties style:min-row-height="0.395cm" fo:keep-together="auto"/>
    </style:style>
    <style:style style:name="Table3" style:family="table">
      <style:table-properties style:width="16.295cm" fo:margin-left="0.288cm" fo:margin-top="0cm" fo:margin-bottom="0cm" table:align="left" style:writing-mode="page"/>
    </style:style>
    <style:style style:name="Table3.A" style:family="table-column">
      <style:table-column-properties style:column-width="5.445cm"/>
    </style:style>
    <style:style style:name="Table3.B" style:family="table-column">
      <style:table-column-properties style:column-width="8.343cm"/>
    </style:style>
    <style:style style:name="Table3.C" style:family="table-column">
      <style:table-column-properties style:column-width="2.506cm"/>
    </style:style>
    <style:style style:name="Table3.1" style:family="table-row">
      <style:table-row-properties style:min-row-height="0.575cm" fo:keep-together="auto"/>
    </style:style>
    <style:style style:name="Table3.A1" style:family="table-cell">
      <style:table-cell-properties fo:padding="0cm" fo:border="none"/>
    </style:style>
    <style:style style:name="Table3.2" style:family="table-row">
      <style:table-row-properties style:min-row-height="0.395cm" fo:keep-together="auto"/>
    </style:style>
    <style:style style:name="Table4" style:family="table">
      <style:table-properties style:width="17cm" style:rel-width="100%" fo:margin-left="-0.635cm" fo:margin-top="0cm" fo:margin-bottom="0cm" table:align="left" style:writing-mode="page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6cm"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="none"/>
    </style:style>
    <style:style style:name="Table4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language-asian="ru" style:country-asian="RU" style:font-size-complex="12pt"/>
    </style:style>
    <style:style style:name="P3" style:family="paragraph" style:parent-style-name="Text_20_body">
      <style:paragraph-properties fo:margin-left="0.769cm" fo:margin-right="0.813cm" fo:margin-top="0.28cm" fo:margin-bottom="0cm" style:contextual-spacing="false" fo:text-align="center" style:justify-single-word="false"/>
    </style:style>
    <style:style style:name="P4" style:family="paragraph" style:parent-style-name="Text_20_body">
      <style:paragraph-properties fo:margin-left="0cm"/>
    </style:style>
    <style:style style:name="P5" style:family="paragraph" style:parent-style-name="Text_20_body">
      <style:paragraph-properties fo:margin-left="0cm" fo:margin-top="0.004cm" fo:margin-bottom="0cm" style:contextual-spacing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.773cm" fo:margin-right="0.813cm" fo:margin-top="0.279cm" fo:margin-bottom="0cm" style:contextual-spacing="false" fo:text-align="center" style:justify-single-word="false"/>
    </style:style>
    <style:style style:name="P8" style:family="paragraph" style:parent-style-name="Text_20_body">
      <style:paragraph-properties fo:margin-left="0.778cm" fo:margin-right="0.813cm" fo:margin-top="0.288cm" fo:margin-bottom="0cm" style:contextual-spacing="false" fo:line-height="149%" fo:text-align="center" style:justify-single-word="false"/>
    </style:style>
    <style:style style:name="P9" style:family="paragraph" style:parent-style-name="Text_20_body">
      <style:paragraph-properties fo:margin-left="0cm" fo:margin-top="0.356cm" fo:margin-bottom="0cm" style:contextual-spacing="false"/>
    </style:style>
    <style:style style:name="P10" style:family="paragraph" style:parent-style-name="Table_20_Paragraph">
      <style:paragraph-properties fo:margin-right="0.173cm" fo:line-height="0.54cm" fo:text-align="left" style:justify-single-word="false">
        <style:tab-stops>
          <style:tab-stop style:position="3.463cm"/>
        </style:tab-stops>
      </style:paragraph-properties>
    </style:style>
    <style:style style:name="P11" style:family="paragraph" style:parent-style-name="Table_20_Paragraph">
      <style:paragraph-properties fo:margin-right="1.005cm" fo:line-height="0.54cm">
        <style:tab-stops>
          <style:tab-stop style:position="1.753cm"/>
          <style:tab-stop style:position="6.503cm"/>
        </style:tab-stops>
      </style:paragraph-properties>
      <style:text-properties officeooo:paragraph-rsid="00809b13"/>
    </style:style>
    <style:style style:name="P12" style:family="paragraph" style:parent-style-name="Table_20_Paragraph">
      <style:paragraph-properties fo:margin-left="0.064cm" fo:margin-right="-1.194cm" fo:line-height="0.54cm">
        <style:tab-stops>
          <style:tab-stop style:position="3.676cm"/>
        </style:tab-stops>
      </style:paragraph-properties>
    </style:style>
    <style:style style:name="P13" style:family="paragraph" style:parent-style-name="Table_20_Paragraph">
      <style:paragraph-properties fo:margin-right="0.242cm" fo:line-height="0.395cm" fo:text-align="right" style:justify-single-word="false"/>
    </style:style>
    <style:style style:name="P14" style:family="paragraph" style:parent-style-name="Table_20_Paragraph">
      <style:paragraph-properties fo:margin-right="0.991cm" fo:line-height="0.395cm"/>
    </style:style>
    <style:style style:name="P15" style:family="paragraph" style:parent-style-name="Table_20_Paragraph">
      <style:paragraph-properties fo:line-height="0.395cm" fo:text-align="left" style:justify-single-word="false"/>
    </style:style>
    <style:style style:name="P16" style:family="paragraph" style:parent-style-name="Table_20_Paragraph">
      <style:paragraph-properties fo:margin-left="0.088cm" fo:margin-right="1.73cm" fo:margin-top="0.27cm" fo:margin-bottom="0cm" style:contextual-spacing="false" fo:text-align="left" style:justify-single-word="false"/>
    </style:style>
    <style:style style:name="P17" style:family="paragraph" style:parent-style-name="Table_20_Paragraph">
      <style:paragraph-properties fo:margin-left="0.178cm" fo:line-height="0.563cm" fo:text-align="left" style:justify-single-word="false">
        <style:tab-stops>
          <style:tab-stop style:position="2.025cm"/>
          <style:tab-stop style:position="6.682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Table_20_Paragraph">
      <style:paragraph-properties fo:margin-left="0.178cm" fo:line-height="0.563cm" fo:text-align="left" style:justify-single-word="false">
        <style:tab-stops>
          <style:tab-stop style:position="2.025cm"/>
          <style:tab-stop style:position="6.682cm"/>
        </style:tab-stops>
      </style:paragraph-properties>
    </style:style>
    <style:style style:name="P19" style:family="paragraph" style:parent-style-name="Table_20_Paragraph">
      <style:paragraph-properties fo:text-align="left" style:justify-single-word="false"/>
      <style:text-properties fo:font-size="14pt" style:font-size-asian="14pt" style:font-size-complex="14pt"/>
    </style:style>
    <style:style style:name="P20" style:family="paragraph" style:parent-style-name="Table_20_Paragraph">
      <style:paragraph-properties fo:margin-top="0.268cm" fo:margin-bottom="0cm" style:contextual-spacing="false" fo:text-align="left" style:justify-single-word="false"/>
      <style:text-properties fo:font-size="14pt" style:font-size-asian="14pt" style:font-size-complex="14pt"/>
    </style:style>
    <style:style style:name="P21" style:family="paragraph" style:parent-style-name="Table_20_Paragraph">
      <style:paragraph-properties fo:margin-left="0.064cm" fo:margin-right="-1.194cm" fo:line-height="0.564cm">
        <style:tab-stops>
          <style:tab-stop style:position="3.676cm"/>
        </style:tab-stops>
      </style:paragraph-properties>
    </style:style>
    <style:style style:name="P22" style:family="paragraph" style:parent-style-name="Table_20_Paragraph">
      <style:paragraph-properties fo:margin-right="1.152cm" fo:text-align="left" style:justify-single-word="false"/>
    </style:style>
    <style:style style:name="P23" style:family="paragraph" style:parent-style-name="Table_20_Paragraph">
      <style:paragraph-properties fo:margin-left="0.088cm" fo:margin-right="2.291cm" fo:margin-top="0.27cm" fo:margin-bottom="0cm" style:contextual-spacing="false" style:line-height-at-least="0.564cm" fo:text-align="left" style:justify-single-word="false"/>
    </style:style>
    <style:style style:name="P24" style:family="paragraph" style:parent-style-name="Table_20_Paragraph">
      <style:paragraph-properties fo:margin-top="0.277cm" fo:margin-bottom="0cm" style:contextual-spacing="false" fo:text-align="left" style:justify-single-word="false"/>
      <style:text-properties fo:font-size="14pt" style:font-size-asian="14pt" style:font-size-complex="14pt"/>
    </style:style>
    <style:style style:name="P25" style:family="paragraph" style:parent-style-name="Table_20_Paragraph">
      <style:paragraph-properties fo:margin-right="1.005cm" fo:line-height="0.564cm">
        <style:tab-stops>
          <style:tab-stop style:position="0.982cm"/>
          <style:tab-stop style:position="6.503cm"/>
        </style:tab-stops>
      </style:paragraph-properties>
    </style:style>
    <style:style style:name="P26" style:family="paragraph" style:parent-style-name="Table_20_Paragraph">
      <style:paragraph-properties fo:text-align="left" style:justify-single-word="false"/>
      <style:text-properties fo:font-size="10pt" style:font-size-asian="10pt" style:font-size-complex="10pt"/>
    </style:style>
    <style:style style:name="P27" style:family="paragraph" style:parent-style-name="Table_20_Paragraph">
      <style:paragraph-properties fo:margin-right="1.002cm" fo:line-height="0.362cm"/>
    </style:style>
    <style:style style:name="P28" style:family="paragraph" style:parent-style-name="Table_20_Paragraph">
      <style:paragraph-properties fo:line-height="0.362cm" fo:text-align="left" style:justify-single-word="false"/>
    </style:style>
    <style:style style:name="P29" style:family="paragraph" style:parent-style-name="Text_20_body">
      <style:paragraph-properties fo:margin-left="0cm"/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0cm" fo:margin-top="0.106cm" fo:margin-bottom="0cm" style:contextual-spacing="false"/>
    </style:style>
    <style:style style:name="P31" style:family="paragraph" style:parent-style-name="Table_20_Paragraph">
      <style:paragraph-properties fo:margin-left="0.088cm" fo:line-height="0.54cm" fo:text-align="left" style:justify-single-word="false"/>
    </style:style>
    <style:style style:name="P32" style:family="paragraph" style:parent-style-name="Table_20_Paragraph">
      <style:paragraph-properties fo:margin-right="0.538cm" fo:line-height="0.54cm">
        <style:tab-stops>
          <style:tab-stop style:position="0.61cm"/>
          <style:tab-stop style:position="6.503cm"/>
        </style:tab-stops>
      </style:paragraph-properties>
    </style:style>
    <style:style style:name="P33" style:family="paragraph" style:parent-style-name="Table_20_Paragraph">
      <style:paragraph-properties fo:margin-left="0.062cm" fo:margin-right="-1.194cm" fo:line-height="0.54cm">
        <style:tab-stops>
          <style:tab-stop style:position="3.674cm"/>
        </style:tab-stops>
      </style:paragraph-properties>
    </style:style>
    <style:style style:name="P34" style:family="paragraph" style:parent-style-name="Table_20_Paragraph">
      <style:paragraph-properties fo:margin-right="0.534cm" fo:line-height="0.362cm"/>
    </style:style>
    <style:style style:name="P35" style:family="paragraph" style:parent-style-name="Text_20_body">
      <style:paragraph-properties fo:margin-left="2.701cm" fo:margin-right="8.266cm" fo:line-height="149%" fo:text-align="right" style:justify-single-word="false"/>
    </style:style>
    <style:style style:name="P36" style:family="paragraph" style:parent-style-name="Standard">
      <style:paragraph-properties fo:margin-top="0cm" fo:margin-bottom="0.282cm" style:contextual-spacing="false" fo:line-height="108%" fo:orphans="2" fo:widows="2"/>
      <style:text-properties fo:font-size="14pt" fo:letter-spacing="-0.007cm" style:font-size-asian="14pt" style:font-size-complex="14pt"/>
    </style:style>
    <style:style style:name="P37" style:family="paragraph" style:parent-style-name="Text_20_body" style:master-page-name="">
      <loext:graphic-properties draw:fill="none"/>
      <style:paragraph-properties fo:margin-left="0cm" fo:margin-right="0.801cm" fo:margin-top="0.27cm" fo:margin-bottom="0cm" style:contextual-spacing="false" fo:line-height="100%" fo:text-align="center" style:justify-single-word="false" fo:orphans="0" fo:widows="0" fo:hyphenation-ladder-count="no-limit" fo:hyphenation-keep="page" loext:hyphenation-keep-type="column" loext:hyphenation-keep-line="true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ext_20_body">
      <style:paragraph-properties fo:margin-left="0cm" fo:margin-top="0.118cm" fo:margin-bottom="0cm" style:contextual-spacing="false"/>
    </style:style>
    <style:style style:name="P39" style:family="paragraph" style:parent-style-name="Text_20_body">
      <style:paragraph-properties fo:margin-left="0.328cm" fo:margin-right="0.956cm" fo:text-align="center" style:justify-single-word="false"/>
    </style:style>
    <style:style style:name="P40" style:family="paragraph" style:parent-style-name="Text_20_body">
      <style:paragraph-properties fo:margin-left="0cm" fo:margin-top="0.041cm" fo:margin-bottom="0cm" style:contextual-spacing="false"/>
    </style:style>
    <style:style style:name="P41" style:family="paragraph" style:parent-style-name="Heading_20_1">
      <style:paragraph-properties fo:margin-top="0cm" fo:margin-bottom="0cm" style:contextual-spacing="false" fo:line-height="150%" fo:text-align="center" style:justify-single-word="false"/>
      <style:text-properties style:use-window-font-color="true" loext:opacity="0%" style:font-name="Times New Roman" fo:font-size="14pt" fo:letter-spacing="-0.004cm" style:font-size-asian="14pt" style:font-name-complex="Times New Roman1" style:font-size-complex="14pt"/>
    </style:style>
    <style:style style:name="P42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Text_20_body">
      <style:paragraph-properties fo:margin-left="0cm" fo:line-height="150%"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language="uk" fo:country="UA" style:text-underline-style="solid" style:text-underline-width="auto" style:text-underline-color="font-color" officeooo:paragraph-rsid="0011c4aa"/>
    </style:style>
    <style:style style:name="P45" style:family="paragraph" style:parent-style-name="Text_20_body">
      <style:paragraph-properties fo:margin-left="0cm" fo:text-align="center" style:justify-single-word="false"/>
      <style:text-properties officeooo:paragraph-rsid="00102b51"/>
    </style:style>
    <style:style style:name="P46" style:family="paragraph">
      <style:paragraph-properties fo:margin-top="0.42cm" fo:margin-bottom="0.349cm"/>
    </style:style>
    <style:style style:name="P47" style:family="paragraph">
      <loext:graphic-properties draw:fill="none" draw:fill-color="#ffffff"/>
      <style:paragraph-properties fo:margin-top="0.42cm" fo:margin-bottom="0.349cm"/>
      <style:text-properties style:font-name="Times New Roman" fo:font-size="10pt" style:font-size-asian="10pt" style:font-size-complex="10pt"/>
    </style:style>
    <style:style style:name="P48" style:family="paragraph" style:parent-style-name="Text_20_body">
      <style:paragraph-properties fo:margin-left="0cm" fo:line-height="150%"/>
      <style:text-properties fo:letter-spacing="-0.004cm"/>
    </style:style>
    <style:style style:name="P49" style:family="paragraph" style:parent-style-name="Text_20_body">
      <style:paragraph-properties fo:margin-left="0cm" fo:line-height="150%"/>
    </style:style>
    <style:style style:name="P50" style:family="paragraph" style:parent-style-name="Standard">
      <style:paragraph-properties fo:line-height="150%">
        <style:tab-stops>
          <style:tab-stop style:position="1.792cm"/>
        </style:tab-stops>
      </style:paragraph-properties>
      <style:text-properties fo:font-size="14pt" style:font-size-asian="14pt" style:font-size-complex="14pt"/>
    </style:style>
    <style:style style:name="P51" style:family="paragraph" style:parent-style-name="Standard">
      <style:paragraph-properties fo:line-height="150%">
        <style:tab-stops>
          <style:tab-stop style:position="1.792cm"/>
        </style:tab-stops>
      </style:paragraph-properties>
    </style:style>
    <style:style style:name="P5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3" style:family="paragraph" style:parent-style-name="NormalText">
      <style:text-properties fo:language="uk" fo:country="UA" officeooo:rsid="0016ac99" officeooo:paragraph-rsid="0016ac99"/>
    </style:style>
    <style:style style:name="P54" style:family="paragraph" style:parent-style-name="NormalText">
      <style:text-properties fo:language="en" fo:country="US" officeooo:rsid="0016ac99" officeooo:paragraph-rsid="0016ac99"/>
    </style:style>
    <style:style style:name="P55" style:family="paragraph" style:parent-style-name="NormalText">
      <style:text-properties fo:language="uk" fo:country="UA" officeooo:rsid="00172b1f" officeooo:paragraph-rsid="00172b1f"/>
    </style:style>
    <style:style style:name="P56" style:family="paragraph" style:parent-style-name="NormalText">
      <style:text-properties fo:language="uk" fo:country="UA" officeooo:rsid="0031fb22" officeooo:paragraph-rsid="0031fb22"/>
    </style:style>
    <style:style style:name="P57" style:family="paragraph" style:parent-style-name="NormalText">
      <style:text-properties fo:language="uk" fo:country="UA" officeooo:rsid="00177113" officeooo:paragraph-rsid="00177113"/>
    </style:style>
    <style:style style:name="P58" style:family="paragraph" style:parent-style-name="NormalText">
      <style:text-properties fo:language="en" fo:country="US" officeooo:rsid="001b1af2" officeooo:paragraph-rsid="001b1af2"/>
    </style:style>
    <style:style style:name="P59" style:family="paragraph" style:parent-style-name="NormalText">
      <style:text-properties fo:language="uk" fo:country="UA" officeooo:rsid="001cf36a" officeooo:paragraph-rsid="001cf36a"/>
    </style:style>
    <style:style style:name="P60" style:family="paragraph" style:parent-style-name="NormalText">
      <style:text-properties fo:language="uk" fo:country="UA" officeooo:rsid="001cf36a" officeooo:paragraph-rsid="001e294b" style:language-asian="en" style:country-asian="US" style:language-complex="ar" style:country-complex="SA" style:script-type="latin"/>
    </style:style>
    <style:style style:name="P61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6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4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keep-together="always" fo:orphans="0" fo:widows="0" fo:hyphenation-ladder-count="no-limit" fo:hyphenation-keep="page" loext:hyphenation-keep-type="column" loext:hyphenation-keep-line="true" fo:text-indent="0cm" style:auto-text-indent="false" style:page-number="auto" fo:break-before="page" fo:background-color="transparent" fo:keep-with-next="always" style:writing-mode="lr-tb"/>
      <style:text-properties officeooo:rsid="00222229" officeooo:paragraph-rsid="0022222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NormalText">
      <style:text-properties officeooo:rsid="00222229"/>
    </style:style>
    <style:style style:name="P66" style:family="paragraph" style:parent-style-name="NormalText">
      <style:text-properties officeooo:rsid="00222229" officeooo:paragraph-rsid="002a5a17"/>
    </style:style>
    <style:style style:name="P67" style:family="paragraph" style:parent-style-name="NormalText">
      <style:text-properties officeooo:rsid="00172b1f" officeooo:paragraph-rsid="0034cba9"/>
    </style:style>
    <style:style style:name="P68" style:family="paragraph" style:parent-style-name="NormalText">
      <style:text-properties fo:language="uk" fo:country="UA" officeooo:rsid="0031fb22" officeooo:paragraph-rsid="0037272e"/>
    </style:style>
    <style:style style:name="P69" style:family="paragraph" style:parent-style-name="Heading_20_1">
      <style:paragraph-properties fo:break-before="page"/>
      <style:text-properties officeooo:rsid="004602c5" officeooo:paragraph-rsid="004602c5"/>
    </style:style>
    <style:style style:name="P70" style:family="paragraph" style:parent-style-name="NormalText">
      <style:paragraph-properties style:writing-mode="lr-tb" style:writing-mode-automatic="false"/>
    </style:style>
    <style:style style:name="P71" style:family="paragraph" style:parent-style-name="NormalText">
      <style:text-properties officeooo:paragraph-rsid="0099f068"/>
    </style:style>
    <style:style style:name="P72" style:family="paragraph" style:parent-style-name="NormalText">
      <style:text-properties officeooo:rsid="004ef5ee" officeooo:paragraph-rsid="0099f068"/>
    </style:style>
    <style:style style:name="P73" style:family="paragraph" style:parent-style-name="NormalText">
      <style:paragraph-properties style:writing-mode="lr-tb" style:writing-mode-automatic="false"/>
      <style:text-properties officeooo:paragraph-rsid="00a99089"/>
    </style:style>
    <style:style style:name="P74" style:family="paragraph" style:parent-style-name="Heading_20_2">
      <style:text-properties officeooo:rsid="00856c9a" officeooo:paragraph-rsid="00856c9a"/>
    </style:style>
    <style:style style:name="P75" style:family="paragraph" style:parent-style-name="Heading_20_2">
      <style:paragraph-properties fo:break-before="page"/>
      <style:text-properties officeooo:rsid="00856c9a" officeooo:paragraph-rsid="00856c9a"/>
    </style:style>
    <style:style style:name="P76" style:family="paragraph" style:parent-style-name="NormalText">
      <style:text-properties fo:language="en" fo:country="US" officeooo:rsid="0085bc1e"/>
    </style:style>
    <style:style style:name="P77" style:family="paragraph" style:parent-style-name="NormalText">
      <style:paragraph-properties style:writing-mode="lr-tb" style:writing-mode-automatic="false"/>
      <style:text-properties fo:language="en" fo:country="US" officeooo:rsid="0085bc1e"/>
    </style:style>
    <style:style style:name="P78" style:family="paragraph" style:parent-style-name="Heading_20_1">
      <style:paragraph-properties fo:break-before="page"/>
      <style:text-properties officeooo:rsid="00879230" officeooo:paragraph-rsid="00879230"/>
    </style:style>
    <style:style style:name="P79" style:family="paragraph" style:parent-style-name="Standard">
      <style:text-properties fo:language="en" fo:country="US" officeooo:rsid="00a0aacc" officeooo:paragraph-rsid="00a0aacc"/>
    </style:style>
    <style:style style:name="P80" style:family="paragraph" style:parent-style-name="Standard">
      <style:text-properties fo:language="en" fo:country="US" officeooo:rsid="00a3bd07" officeooo:paragraph-rsid="00a3bd07"/>
    </style:style>
    <style:style style:name="P81" style:family="paragraph" style:parent-style-name="Standard">
      <style:text-properties fo:language="en" fo:country="US" officeooo:rsid="00a51034" officeooo:paragraph-rsid="00a51034"/>
    </style:style>
    <style:style style:name="P82" style:family="paragraph" style:parent-style-name="Standard">
      <style:text-properties fo:language="en" fo:country="US" officeooo:rsid="00ace8c7" officeooo:paragraph-rsid="00ace8c7"/>
    </style:style>
    <style:style style:name="P83" style:family="paragraph" style:parent-style-name="Standard">
      <style:text-properties fo:language="en" fo:country="US" officeooo:rsid="00ae8673" officeooo:paragraph-rsid="00ae8673"/>
    </style:style>
    <style:style style:name="P84" style:family="paragraph" style:parent-style-name="Standard">
      <style:text-properties officeooo:rsid="00879230" officeooo:paragraph-rsid="00879230"/>
    </style:style>
    <style:style style:name="P85" style:family="paragraph" style:parent-style-name="Frame_20_Contents">
      <style:paragraph-properties fo:margin-left="0.106cm" fo:margin-top="0.011cm" fo:margin-bottom="0cm" style:contextual-spacing="false"/>
    </style:style>
    <style:style style:name="P86" style:family="paragraph">
      <loext:graphic-properties draw:fill="none"/>
      <style:paragraph-properties fo:text-align="left"/>
      <style:text-properties fo:color="#000000" loext:opacity="100%" fo:font-size="18pt"/>
    </style:style>
    <style:style style:name="T1" style:family="text">
      <style:text-properties fo:font-size="12pt" style:font-size-asian="12pt" style:language-asian="ru" style:country-asian="RU" style:font-size-complex="12pt"/>
    </style:style>
    <style:style style:name="T2" style:family="text">
      <style:text-properties fo:font-size="14pt" fo:font-weight="bold" style:font-size-asian="14pt" style:language-asian="ru" style:country-asian="RU" style:font-weight-asian="bold" style:font-size-complex="14pt"/>
    </style:style>
    <style:style style:name="T3" style:family="text">
      <style:text-properties fo:font-size="12pt" fo:font-weight="bold" style:font-size-asian="12pt" style:language-asian="ru" style:country-asian="RU" style:font-weight-asian="bold" style:font-size-complex="12pt"/>
    </style:style>
    <style:style style:name="T4" style:family="text">
      <style:text-properties fo:font-size="14pt" style:font-size-asian="14pt" style:language-asian="ru" style:country-asian="RU" style:font-size-complex="14pt"/>
    </style:style>
    <style:style style:name="T5" style:family="text">
      <style:text-properties fo:letter-spacing="-0.023cm"/>
    </style:style>
    <style:style style:name="T6" style:family="text">
      <style:text-properties fo:letter-spacing="-0.03cm"/>
    </style:style>
    <style:style style:name="T7" style:family="text">
      <style:text-properties fo:letter-spacing="-0.004cm"/>
    </style:style>
    <style:style style:name="T8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9" style:family="text">
      <style:text-properties style:use-window-font-color="true" loext:opacity="0%" style:font-name="Times New Roman" fo:font-size="14pt" fo:letter-spacing="0.002cm" style:font-size-asian="14pt" style:font-name-complex="Times New Roman1" style:font-size-complex="14pt"/>
    </style:style>
    <style:style style:name="T10" style:family="text">
      <style:text-properties style:use-window-font-color="true" loext:opacity="0%" style:font-name="Times New Roman" fo:font-size="14pt" fo:letter-spacing="-0.004cm" style:font-size-asian="14pt" style:font-name-complex="Times New Roman1" style:font-size-complex="14pt"/>
    </style:style>
    <style:style style:name="T11" style:family="text">
      <style:text-properties style:use-window-font-color="true" loext:opacity="0%" style:font-name="Times New Roman" fo:font-size="14pt" fo:letter-spacing="-0.018cm" style:font-size-asian="14pt" style:font-name-complex="Times New Roman1" style:font-size-complex="14pt"/>
    </style:style>
    <style:style style:name="T12" style:family="text">
      <style:text-properties fo:letter-spacing="-0.009cm"/>
    </style:style>
    <style:style style:name="T13" style:family="text">
      <style:text-properties fo:letter-spacing="-0.014cm"/>
    </style:style>
    <style:style style:name="T14" style:family="text">
      <style:text-properties fo:letter-spacing="-0.016cm"/>
    </style:style>
    <style:style style:name="T15" style:family="text">
      <style:text-properties fo:letter-spacing="-0.011cm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etter-spacing="-0.018cm" style:font-size-asian="14pt" style:font-size-complex="14pt"/>
    </style:style>
    <style:style style:name="T18" style:family="text">
      <style:text-properties fo:font-size="14pt" fo:letter-spacing="-0.007cm" style:font-size-asian="14pt" style:font-size-complex="14pt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2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size="14pt" fo:letter-spacing="-0.004cm" fo:language="uk" fo:country="UA" style:text-underline-style="solid" style:text-underline-width="auto" style:text-underline-color="font-color" style:font-size-asian="14pt" style:font-size-complex="14pt"/>
    </style:style>
    <style:style style:name="T23" style:family="text">
      <style:text-properties fo:font-size="14pt" style:text-underline-style="solid" style:text-underline-width="auto" style:text-underline-color="font-color" style:font-size-asian="14pt" style:font-size-complex="14pt" style:text-scale="99%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letter-spacing="-0.007cm" style:font-size-asian="10pt" style:font-size-complex="10pt"/>
    </style:style>
    <style:style style:name="T26" style:family="text">
      <style:text-properties fo:font-size="10pt" fo:letter-spacing="-0.004cm" style:font-size-asian="10pt" style:font-size-complex="10pt"/>
    </style:style>
    <style:style style:name="T27" style:family="text">
      <style:text-properties fo:font-size="10pt" fo:letter-spacing="-0.018cm" style:font-size-asian="10pt" style:font-size-complex="10pt"/>
    </style:style>
    <style:style style:name="T28" style:family="text">
      <style:text-properties fo:font-size="14pt" fo:letter-spacing="-0.021cm" style:font-size-asian="14pt" style:font-size-complex="14pt"/>
    </style:style>
    <style:style style:name="T29" style:family="text">
      <style:text-properties fo:font-size="14pt" fo:letter-spacing="-0.009cm" style:font-size-asian="14pt" style:font-size-complex="14pt"/>
    </style:style>
    <style:style style:name="T30" style:family="text">
      <style:text-properties fo:font-size="14pt" fo:letter-spacing="-0.004cm" style:font-size-asian="14pt" style:font-size-complex="14pt"/>
    </style:style>
    <style:style style:name="T31" style:family="text">
      <style:text-properties fo:font-size="10pt" fo:letter-spacing="-0.023cm" style:font-size-asian="10pt" style:font-size-complex="10pt"/>
    </style:style>
    <style:style style:name="T32" style:family="text">
      <style:text-properties fo:font-size="10pt" fo:letter-spacing="-0.021cm" style:font-size-asian="10pt" style:font-size-complex="10pt"/>
    </style:style>
    <style:style style:name="T33" style:family="text">
      <style:text-properties fo:font-size="14pt" fo:letter-spacing="-0.032cm" style:font-size-asian="14pt" style:font-size-complex="14pt"/>
    </style:style>
    <style:style style:name="T34" style:family="text">
      <style:text-properties fo:font-size="10pt" fo:letter-spacing="-0.016cm" style:font-size-asian="10pt" style:font-size-complex="10pt"/>
    </style:style>
    <style:style style:name="T35" style:family="text">
      <style:text-properties fo:font-size="10pt" fo:letter-spacing="-0.014cm" style:font-size-asian="10pt" style:font-size-complex="10pt"/>
    </style:style>
    <style:style style:name="T36" style:family="text">
      <style:text-properties fo:letter-spacing="-0.007cm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letter-spacing="-0.005cm"/>
    </style:style>
    <style:style style:name="T39" style:family="text">
      <style:text-properties fo:letter-spacing="-0.007cm" style:text-underline-style="solid" style:text-underline-width="auto" style:text-underline-color="font-color"/>
    </style:style>
    <style:style style:name="T40" style:family="text">
      <style:text-properties style:use-window-font-color="true" loext:opacity="0%" style:font-name="Times New Roman" fo:font-size="14pt" fo:letter-spacing="0.004cm" style:font-size-asian="14pt" style:font-name-complex="Times New Roman1" style:font-size-complex="14pt"/>
    </style:style>
    <style:style style:name="T41" style:family="text">
      <style:text-properties fo:letter-spacing="-0.028cm"/>
    </style:style>
    <style:style style:name="T42" style:family="text">
      <style:text-properties fo:letter-spacing="-0.021cm"/>
    </style:style>
    <style:style style:name="T43" style:family="text">
      <style:text-properties fo:letter-spacing="-0.018cm"/>
    </style:style>
    <style:style style:name="T44" style:family="text">
      <style:text-properties fo:letter-spacing="-0.019cm"/>
    </style:style>
    <style:style style:name="T45" style:family="text">
      <style:text-properties style:text-underline-style="solid" style:text-underline-width="auto" style:text-underline-color="font-color" officeooo:rsid="0012d753"/>
    </style:style>
    <style:style style:name="T46" style:family="text">
      <style:text-properties fo:font-size="10pt" fo:letter-spacing="-0.009cm" style:font-size-asian="10pt" style:font-size-complex="10pt"/>
    </style:style>
    <style:style style:name="T47" style:family="text">
      <style:text-properties fo:font-size="10pt" fo:letter-spacing="-0.019cm" style:font-size-asian="10pt" style:font-size-complex="10pt"/>
    </style:style>
    <style:style style:name="T48" style:family="text">
      <style:text-properties fo:letter-spacing="-0.025cm"/>
    </style:style>
    <style:style style:name="T49" style:family="text">
      <style:text-properties style:font-name="Times New Roman" fo:font-size="14pt" style:font-size-asian="14pt" style:font-size-complex="14pt"/>
    </style:style>
    <style:style style:name="T50" style:family="text">
      <style:text-properties fo:font-size="14pt" fo:letter-spacing="-0.023cm" style:font-size-asian="14pt" style:font-size-complex="14pt"/>
    </style:style>
    <style:style style:name="T51" style:family="text">
      <style:text-properties fo:language="en" fo:country="US"/>
    </style:style>
    <style:style style:name="T52" style:family="text">
      <style:text-properties fo:language="uk" fo:country="UA" officeooo:rsid="00571730"/>
    </style:style>
    <style:style style:name="T53" style:family="text">
      <style:text-properties officeooo:rsid="00177113"/>
    </style:style>
    <style:style style:name="T54" style:family="text">
      <style:text-properties fo:language="uk" fo:country="UA"/>
    </style:style>
    <style:style style:name="T55" style:family="text">
      <style:text-properties officeooo:rsid="0063b403" style:language-asian="en" style:country-asian="US" style:language-complex="ar" style:country-complex="SA" style:script-type="latin"/>
    </style:style>
    <style:style style:name="T56" style:family="text">
      <style:text-properties officeooo:rsid="0063b403"/>
    </style:style>
    <style:style style:name="T57" style:family="text">
      <style:text-properties style:language-asian="en" style:country-asian="US" style:language-complex="ar" style:country-complex="SA" style:script-type="latin"/>
    </style:style>
    <style:style style:name="T58" style:family="text">
      <style:text-properties fo:language="en" fo:country="US" officeooo:rsid="001e294b"/>
    </style:style>
    <style:style style:name="T59" style:family="text">
      <style:text-properties officeooo:rsid="0060f3a8"/>
    </style:style>
    <style:style style:name="T60" style:family="text">
      <style:text-properties fo:language="uk" fo:country="UA" officeooo:rsid="00177113"/>
    </style:style>
    <style:style style:name="T61" style:family="text">
      <style:text-properties officeooo:rsid="0040c25d"/>
    </style:style>
    <style:style style:name="T62" style:family="text">
      <style:text-properties fo:language="uk" fo:country="UA" officeooo:rsid="0069a05d"/>
    </style:style>
    <style:style style:name="T63" style:family="text">
      <style:text-properties fo:language="en" fo:country="US" officeooo:rsid="0069a05d"/>
    </style:style>
    <style:style style:name="T64" style:family="text">
      <style:text-properties officeooo:rsid="0062aa63"/>
    </style:style>
    <style:style style:name="T65" style:family="text">
      <style:text-properties officeooo:rsid="00773e79"/>
    </style:style>
    <style:style style:name="T66" style:family="text">
      <style:text-properties officeooo:rsid="00709c66"/>
    </style:style>
    <style:style style:name="T67" style:family="text">
      <style:text-properties officeooo:rsid="00302cde"/>
    </style:style>
    <style:style style:name="T68" style:family="text">
      <style:text-properties officeooo:rsid="00244979"/>
    </style:style>
    <style:style style:name="T69" style:family="text">
      <style:text-properties fo:language="uk" fo:country="UA" officeooo:rsid="00474998"/>
    </style:style>
    <style:style style:name="T70" style:family="text">
      <style:text-properties fo:language="en" fo:country="US" officeooo:rsid="0096561e"/>
    </style:style>
    <style:style style:name="T71" style:family="text">
      <style:text-properties fo:language="uk" fo:country="UA" officeooo:rsid="0096561e"/>
    </style:style>
    <style:style style:name="T72" style:family="text">
      <style:text-properties officeooo:rsid="009914bd"/>
    </style:style>
    <style:style style:name="T73" style:family="text">
      <style:text-properties fo:language="en" fo:country="US" officeooo:rsid="00a1d1db"/>
    </style:style>
    <style:style style:name="T74" style:family="text">
      <style:text-properties fo:language="uk" fo:country="UA" officeooo:rsid="00a1d1db"/>
    </style:style>
    <style:style style:name="T75" style:family="text">
      <style:text-properties fo:language="uk" fo:country="UA" officeooo:rsid="00a99089"/>
    </style:style>
    <style:style style:name="T76" style:family="text">
      <style:text-properties fo:language="en" fo:country="US" officeooo:rsid="00ab7a09"/>
    </style:style>
    <style:style style:name="T77" style:family="text">
      <style:text-properties fo:language="en" fo:country="US" officeooo:rsid="00aba5c9"/>
    </style:style>
    <style:style style:name="T78" style:family="text">
      <style:text-properties fo:language="en" fo:country="US" officeooo:rsid="00acd27a"/>
    </style:style>
    <style:style style:name="T79" style:family="text">
      <style:text-properties fo:language="en" fo:country="US" officeooo:rsid="00b273d4"/>
    </style:style>
    <style:style style:name="T80" style:family="text">
      <style:text-properties fo:language="en" fo:country="US" officeooo:rsid="0085bc1e"/>
    </style:style>
    <style:style style:name="T81" style:family="text">
      <style:text-properties fo:language="uk" fo:country="UA" officeooo:rsid="00889882"/>
    </style:style>
    <style:style style:name="T82" style:family="text">
      <style:text-properties officeooo:rsid="00879230"/>
    </style:style>
    <style:style style:name="T83" style:family="text">
      <style:text-properties officeooo:rsid="00ace8c7"/>
    </style:style>
    <style:style style:name="T84" style:family="text">
      <style:text-properties fo:language="uk" fo:country="UA" officeooo:rsid="0090eb06"/>
    </style:style>
    <style:style style:name="T85" style:family="text">
      <style:text-properties fo:language="uk" fo:country="UA" officeooo:rsid="0092c702"/>
    </style:style>
    <style:style style:name="T86" style:family="text">
      <style:text-properties officeooo:rsid="0094ac54"/>
    </style:style>
    <style:style style:name="T87" style:family="text">
      <style:text-properties officeooo:rsid="00a86892"/>
    </style:style>
    <style:style style:name="T88" style:family="text">
      <style:text-properties fo:language="en" fo:country="US" officeooo:rsid="00ace8c7"/>
    </style:style>
    <style:style style:name="T89" style:family="text">
      <style:text-properties fo:color="#000000" loext:opacity="100%" fo:letter-spacing="-0.009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3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0.74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0.617cm" fo:min-width="0.74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 loext:marker-style-name="T1"><text:span text:style-name="T2">Міністерство освіти і науки України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2">Український державний університет науки і технологій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4" office:value-type="string">
            <text:p text:style-name="P1" loext:marker-style-name="T4"><text:span text:style-name="T4">Навчально-науковий інститут</text:span><text:span text:style-name="T4"/></text:p>
            <text:p text:style-name="P1" loext:marker-style-name="T1"><text:span text:style-name="T4">«Український державний хіміко-технологічний університет»</text:span><text:span text:style-name="T1"/></text:p>
          </table:table-cell>
        </table:table-row>
      </table:table>
      <text:p text:style-name="P3">Кафедра<text:span text:style-name="T5"> </text:span>інформаційних<text:span text:style-name="T6"> </text:span><text:span text:style-name="T7">систем</text:span></text:p>
      <text:p text:style-name="P4"/>
      <text:p text:style-name="P4"/>
      <text:p text:style-name="P4"/>
      <text:p text:style-name="P4"/>
      <text:p text:style-name="P5"/>
      <text:p text:style-name="P6"><text:bookmark-start text:name="__RefHeading___Toc601_3140409300"/><text:span text:style-name="T8">З</text:span><text:span text:style-name="T9"> </text:span><text:span text:style-name="T8">В</text:span><text:span text:style-name="T9"> </text:span><text:span text:style-name="T8">І</text:span><text:span text:style-name="T10"> </text:span><text:span text:style-name="T11">Т</text:span><text:bookmark-end text:name="__RefHeading___Toc601_3140409300"/></text:p>
      <text:p text:style-name="P7">з<text:span text:style-name="T12"> </text:span>переддипломної<text:span text:style-name="T13"> </text:span>виробничої<text:span text:style-name="T14"> </text:span><text:span text:style-name="T7">практики</text:span></text:p>
      <text:p text:style-name="P8">на<text:span text:style-name="T15"> </text:span>тему:<text:span text:style-name="T15"> </text:span>«_________________________<text:span text:style-name="T7">»</text:span></text:p>
      <text:p text:style-name="P4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 loext:marker-style-name="T16"><text:span text:style-name="T16">Студент</text:span><text:span text:style-name="T17"> </text:span><text:span text:style-name="T18">групи</text:span><text:span text:style-name="T16"><text:tab/></text:span><text:span text:style-name="T19">__</text:span><text:span text:style-name="T20">____</text:span><text:span text:style-name="T19">__</text:span></text:p>
          </table:table-cell>
          <table:table-cell table:style-name="Table2.A1" office:value-type="string">
            <text:p text:style-name="P11" loext:marker-style-name="T16"><text:span text:style-name="T21"><text:tab/></text:span><text:span text:style-name="T22">Тимур НІКОЛАЄВ</text:span><text:span text:style-name="T21"><text:tab/></text:span></text:p>
          </table:table-cell>
          <table:table-cell table:style-name="Table2.A1" office:value-type="string">
            <text:p text:style-name="P12" loext:marker-style-name="T16"><text:span text:style-name="T23"><text:s/></text:span><text:span text:style-name="T21"><text:tab/></text:span></text:p>
          </table:table-cell>
        </table:table-row>
        <table:table-row table:style-name="Table2.2">
          <table:table-cell table:style-name="Table2.A1" office:value-type="string">
            <text:p text:style-name="P13" loext:marker-style-name="T24"><text:span text:style-name="T24">(шифр</text:span><text:span text:style-name="T25"> </text:span><text:span text:style-name="T26">групи)</text:span></text:p>
          </table:table-cell>
          <table:table-cell table:style-name="Table2.A1" office:value-type="string">
            <text:p text:style-name="P14" loext:marker-style-name="T24"><text:span text:style-name="T24">(прізвище,</text:span><text:span text:style-name="T27"> </text:span><text:span text:style-name="T26">ініціали)</text:span></text:p>
          </table:table-cell>
          <table:table-cell table:style-name="Table2.A1" office:value-type="string">
            <text:p text:style-name="P15" loext:marker-style-name="T24"><text:span text:style-name="T26"><text:s text:c="7"/>(підпис)</text:span><text:span text:style-name="T26"/></text:p>
          </table:table-cell>
        </table:table-row>
        <table:table-row table:style-name="Table2.3">
          <table:table-cell table:style-name="Table2.A1" office:value-type="string">
            <text:p text:style-name="P16" loext:marker-style-name="T16"><text:span text:style-name="T16">Керівник</text:span><text:span text:style-name="T28"> </text:span><text:span text:style-name="T16">роботи від</text:span><text:span text:style-name="T29"> </text:span><text:span text:style-name="T30">підприємства</text:span></text:p>
          </table:table-cell>
          <table:table-cell table:style-name="Table2.A1" office:value-type="string">
            <text:p text:style-name="P17" loext:marker-style-name="T16"/>
            <text:p text:style-name="P17" loext:marker-style-name="T16"/>
            <text:p text:style-name="P18" loext:marker-style-name="T16"><text:span text:style-name="T21"><text:tab/></text:span><text:span text:style-name="T21"/></text:p>
          </table:table-cell>
          <table:table-cell table:style-name="Table2.A1" office:value-type="string">
            <text:p text:style-name="P19" loext:marker-style-name="T16"/>
            <text:p text:style-name="P20" loext:marker-style-name="T16"/>
            <text:p text:style-name="P21" loext:marker-style-name="T16"><text:span text:style-name="T23"><text:s/></text:span><text:span text:style-name="T21"><text:tab/></text:span></text:p>
          </table:table-cell>
        </table:table-row>
        <table:table-row table:style-name="Table2.4">
          <table:table-cell table:style-name="Table2.A1" office:value-type="string">
            <text:p text:style-name="P19" loext:marker-style-name="T16"/>
          </table:table-cell>
          <table:table-cell table:style-name="Table2.A1" office:value-type="string">
            <text:p text:style-name="P22" loext:marker-style-name="T24"><text:span text:style-name="T24">(посада,</text:span><text:span text:style-name="T31"> </text:span><text:span text:style-name="T24">прізвище,</text:span><text:span text:style-name="T32"> </text:span><text:span text:style-name="T24">ініціали) </text:span></text:p>
            <text:p text:style-name="P22" loext:marker-style-name="T24"><text:span text:style-name="T24">(печатка підприємства)</text:span><text:span text:style-name="T24"/></text:p>
          </table:table-cell>
          <table:table-cell table:style-name="Table2.A1" office:value-type="string">
            <text:p text:style-name="P15" loext:marker-style-name="T24"><text:span text:style-name="T26"><text:s text:c="6"/>(підпис)</text:span><text:span text:style-name="T26"/></text:p>
          </table:table-cell>
        </table:table-row>
        <table:table-row table:style-name="Table2.5">
          <table:table-cell table:style-name="Table2.A1" office:value-type="string">
            <text:p text:style-name="P23" loext:marker-style-name="T16"><text:span text:style-name="T16">Керівник</text:span><text:span text:style-name="T33"> </text:span><text:span text:style-name="T16">роботи від кафедри ІС</text:span></text:p>
          </table:table-cell>
          <table:table-cell table:style-name="Table2.A1" office:value-type="string">
            <text:p text:style-name="P24" loext:marker-style-name="T16"/>
            <text:p text:style-name="P25" loext:marker-style-name="T16"><text:span text:style-name="T21"><text:tab/><text:tab/></text:span><text:span text:style-name="T21"/></text:p>
          </table:table-cell>
          <table:table-cell table:style-name="Table2.A1" office:value-type="string">
            <text:p text:style-name="P24" loext:marker-style-name="T16"/>
            <text:p text:style-name="P21" loext:marker-style-name="T16"><text:span text:style-name="T23"><text:s/></text:span><text:span text:style-name="T21"><text:tab/></text:span></text:p>
          </table:table-cell>
        </table:table-row>
        <table:table-row table:style-name="Table2.6">
          <table:table-cell table:style-name="Table2.A1" office:value-type="string">
            <text:p text:style-name="P26" loext:marker-style-name="T24"/>
          </table:table-cell>
          <table:table-cell table:style-name="Table2.A1" office:value-type="string">
            <text:p text:style-name="P27" loext:marker-style-name="T24"><text:span text:style-name="T24">(посада,</text:span><text:span text:style-name="T34"> </text:span><text:span text:style-name="T24">прізвище,</text:span><text:span text:style-name="T35"> </text:span><text:span text:style-name="T26">ініціали)</text:span></text:p>
          </table:table-cell>
          <table:table-cell table:style-name="Table2.A1" office:value-type="string">
            <text:p text:style-name="P28" loext:marker-style-name="T24"><text:span text:style-name="T26"><text:s text:c="9"/>(підпис)</text:span><text:span text:style-name="T26"/></text:p>
          </table:table-cell>
        </table:table-row>
      </table:table>
      <text:p text:style-name="P29" loext:marker-style-name="T24"/>
      <text:p text:style-name="P4"/>
      <text:p text:style-name="P4"/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 loext:marker-style-name="T16"><text:span text:style-name="T16">Завідувачка кафедри</text:span><text:span text:style-name="T16"/></text:p>
          </table:table-cell>
          <table:table-cell table:style-name="Table3.A1" office:value-type="string">
            <text:p text:style-name="P32" loext:marker-style-name="T16"><text:span text:style-name="T21"><text:tab/>доцент Ляшенко О.А.<text:tab/></text:span><text:span text:style-name="T21"/></text:p>
          </table:table-cell>
          <table:table-cell table:style-name="Table3.A1" office:value-type="string">
            <text:p text:style-name="P33" loext:marker-style-name="T16"><text:span text:style-name="T23"><text:s/></text:span><text:span text:style-name="T21"><text:tab/></text:span></text:p>
          </table:table-cell>
        </table:table-row>
        <table:table-row table:style-name="Table3.2">
          <table:table-cell table:style-name="Table3.A1" office:value-type="string">
            <text:p text:style-name="P19" loext:marker-style-name="T16"/>
          </table:table-cell>
          <table:table-cell table:style-name="Table3.A1" office:value-type="string">
            <text:p text:style-name="P34" loext:marker-style-name="T24"><text:span text:style-name="T24">(посада,</text:span><text:span text:style-name="T34"> </text:span><text:span text:style-name="T24">прізвище,</text:span><text:span text:style-name="T35"> </text:span><text:span text:style-name="T26">ініціали)</text:span></text:p>
          </table:table-cell>
          <table:table-cell table:style-name="Table3.A1" office:value-type="string">
            <text:p text:style-name="P28" loext:marker-style-name="T24"><text:span text:style-name="T26"><text:s text:c="10"/>(підпис)</text:span><text:span text:style-name="T26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35" loext:marker-style-name="T36"><text:span text:style-name="T7">Дніпро </text:span><text:span text:style-name="T36">2026</text:span></text:p>
      <text:p text:style-name="P36" loext:marker-style-name="T18"><text:soft-pag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 loext:marker-style-name="T1"><text:span text:style-name="T2">Міністерство освіти і науки України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1" loext:marker-style-name="T1"><text:span text:style-name="T2">Український державний університет науки і технологій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2" loext:marker-style-name="T1"/>
          </table:table-cell>
        </table:table-row>
        <table:table-row table:style-name="Table4.1">
          <table:table-cell table:style-name="Table4.A4" office:value-type="string">
            <text:p text:style-name="P1" loext:marker-style-name="T4"><text:span text:style-name="T4">Навчально-науковий інститут</text:span><text:span text:style-name="T4"/></text:p>
            <text:p text:style-name="P1" loext:marker-style-name="T1"><text:span text:style-name="T4">«Український державний хіміко-технологічний університет»</text:span><text:span text:style-name="T1"/></text:p>
          </table:table-cell>
        </table:table-row>
      </table:table>
      <text:p text:style-name="P37">Кафедра<text:span text:style-name="T5"> </text:span>інформаційних<text:span text:style-name="T6"> </text:span><text:span text:style-name="T7">систем</text:span></text:p>
      <text:p text:style-name="P38"/>
      <text:p text:style-name="P39">Згідно<text:span text:style-name="T13"> </text:span>з<text:span text:style-name="T13"> </text:span>наказом<text:span text:style-name="T12"> </text:span>від<text:span text:style-name="T15"> </text:span>«06» квітня 20<text:span text:style-name="T37">26</text:span><text:span text:style-name="T38"> </text:span>р.<text:span text:style-name="T15"> </text:span>№<text:span text:style-name="T12"> </text:span><text:span text:style-name="T39"><text:s/>___</text:span></text:p>
      <text:p text:style-name="P40"/>
      <text:h text:style-name="P41" text:outline-level="1" loext:marker-style-name="T10"><text:bookmark text:name="ІНДИВІДУАЛЬНЕ_ЗАВДАННЯ"/></text:h>
      <text:p text:style-name="P42"><text:bookmark-start text:name="__RefHeading___Toc603_3140409300"/><text:span text:style-name="T10">ІНДИВІДУАЛЬНЕ</text:span><text:span text:style-name="T40"> </text:span><text:span text:style-name="T10">ЗАВДАННЯ</text:span><text:bookmark-end text:name="__RefHeading___Toc603_3140409300"/></text:p>
      <text:p text:style-name="P43">на<text:span text:style-name="T6"> </text:span>виконання<text:span text:style-name="T41"> </text:span>програми<text:span text:style-name="T42"> </text:span>переддипломної виробничої<text:span text:style-name="T5"> </text:span>практики<text:span text:style-name="T5"> </text:span><text:span text:style-name="T12">на</text:span></text:p>
      <text:p text:style-name="P1" loext:marker-style-name="T21"><text:span text:style-name="T21">УДУНТ, ННІ УДХТУ, кафедра ІС</text:span><text:span text:style-name="T21"/></text:p>
      <text:p text:style-name="P1" loext:marker-style-name="T24"><text:span text:style-name="T24">(назва</text:span><text:span text:style-name="T31"> </text:span><text:span text:style-name="T24">бази</text:span><text:span text:style-name="T32"> </text:span><text:span text:style-name="T26">практики)</text:span></text:p>
      <text:p text:style-name="P4">здобувача<text:span text:style-name="T43"> </text:span>вищої<text:span text:style-name="T41"> </text:span>освіти<text:span text:style-name="T44"> </text:span><text:span text:style-name="T36">групи</text:span><text:span text:style-name="T37"><text:tab/></text:span><text:span text:style-name="T45">4-КН-22</text:span><text:span text:style-name="T37"><text:tab/><text:tab/><text:tab/></text:span></text:p>
      <text:p text:style-name="P1" loext:marker-style-name="T26"><text:span text:style-name="T26"><text:s text:c="17"/>(шифр</text:span><text:span text:style-name="T46"> </text:span><text:span text:style-name="T26">групи)</text:span></text:p>
      <text:p text:style-name="P44" loext:marker-style-name="T24"><text:span text:style-name="T26">_______________________</text:span><text:span text:style-name="T30">Тимур НІКОЛАЄВ</text:span><text:span text:style-name="T26">_________________________</text:span></text:p>
      <text:p text:style-name="Standard" loext:marker-style-name="T24"><text:span text:style-name="T24"><text:s text:c="61"/>(Власне</text:span><text:span text:style-name="T31"> </text:span><text:span text:style-name="T24">ім’я</text:span><text:span text:style-name="T32"> </text:span><text:span text:style-name="T24">ПРІЗВИЩЕ</text:span><text:span text:style-name="T47"> </text:span><text:span text:style-name="T24">здобувача</text:span><text:span text:style-name="T34"> </text:span><text:span text:style-name="T24">вищої</text:span><text:span text:style-name="T27"> </text:span><text:span text:style-name="T26">освіти)</text:span></text:p>
      <text:p text:style-name="P43"/>
      <text:p text:style-name="P43">згідно<text:span text:style-name="T43"> </text:span>теми<text:span text:style-name="T48"> </text:span>кваліфікаційної<text:span text:style-name="T6"> </text:span>бакалаврської<text:span text:style-name="T6"> </text:span><text:span text:style-name="T7">роботи</text:span></text:p>
      <text:p text:style-name="P45"><draw:frame text:anchor-type="paragraph" draw:z-index="12" draw:name="Text Frame 1" draw:style-name="gr1" draw:text-style-name="P47" svg:width="12.542cm" svg:height="1.304cm" svg:x="2.738cm" svg:y="-0.064cm"><draw:text-box><text:p text:style-name="P46"><text:span text:style-name="T49">«Розробка та програмна реалізація алгоритму оптимізації розподілу вантажів у транспортній мережі»</text:span></text:p></draw:text-box></draw:frame>____________________________________________________________</text:p>
      <text:p text:style-name="P45">____________________________________________________________</text:p>
      <text:p text:style-name="P48" loext:marker-style-name="T7"/>
      <text:p text:style-name="P49" loext:marker-style-name="T7"><text:span text:style-name="T7">1. Вивчити:</text:span><text:span text:style-name="T7"/></text:p>
      <text:p text:style-name="P49" loext:marker-style-name="T7"><text:span text:style-name="T7">_______________________________________________________________</text:span><text:span text:style-name="T7"/></text:p>
      <text:p text:style-name="P49" loext:marker-style-name="T7"><text:span text:style-name="T7">_______________________________________________________________</text:span><text:span text:style-name="T7"/></text:p>
      <text:p text:style-name="P49">______________________________________________________________</text:p>
      <text:p text:style-name="P50" loext:marker-style-name="T16"/>
      <text:p text:style-name="P51" loext:marker-style-name="T16"><text:span text:style-name="T16">2. Зібрати</text:span><text:span text:style-name="T50"> </text:span><text:span text:style-name="T30">матеріали:</text:span></text:p>
      <text:p text:style-name="P49">____________________________________________________________________________________________________________________________________________________________________________________________________</text:p>
      <text:p text:style-name="P35"/>
      <text:p text:style-name="P52"><text:bookmark-start text:name="__RefHeading___Toc605_3140409300"/><text:soft-page-break/>РЕФЕРАТ<text:bookmark-end text:name="__RefHeading___Toc605_3140409300"/></text:p>
      <text:p text:style-name="NormalText"/>
      <text:p text:style-name="P53">Звіт з переддипломної практики: <text:span text:style-name="T51">X с., X табл., X рис., X дод., X джерел.</text:span></text:p>
      <text:p text:style-name="P54"/>
      <text:p text:style-name="P54">ТРАНСПОРТНА МЕРЕЖА, МУЛЬТИМОДАЛЬНИЙ ГРАФ, МАРШРУТИЗАЦІЯ ВАНТАЖІВ, <text:span text:style-name="T52">ГЕНЕТИЧНІ АЛГОРИТМИ</text:span>, ЧАСОВІ ВІКНА, ОСТАННЯ МИЛЯ, ЦІЛОЧИСЕЛЬНЕ ПРОГРАМУВАННЯ.</text:p>
      <text:p text:style-name="P54"/>
      <text:p text:style-name="P55">Об’єкт роботи – процес розподілу <text:span text:style-name="T53">та доставки вантажів у мультимодальній транспортній мережі.</text:span></text:p>
      <text:p text:style-name="P56">Мета роботи – розробка та програмна реалізація алгоритму оптимізації маршрутів доставки для мінімізації сумарного часу переїздів та кількості задіяних транспортних засобів.</text:p>
      <text:p text:style-name="P57">Методи дослідження: теорія графів, математичне моделювання, еволюційні методи.</text:p>
      <text:p text:style-name="P58">За<text:span text:style-name="T54">соби розробки – середовище розробки </text:span>Visual Studio Code та <text:span text:style-name="T54">мова програмування </text:span>Python.</text:p>
      <text:p text:style-name="P59">Структура роботи включає два розділи. Загальний розділ звіту містить аналіз сучасних підходів до маршрутизації в умовах міста, опис структури транспортної мережі, аналіз аналогів програмних продуктів, обґрунтування актуальності розробки для автоматизації логістичних процесів,<text:span text:style-name="T51"> </text:span><text:span text:style-name="T55">аналіз</text:span><text:span text:style-name="T56"> літератури</text:span><text:span text:style-name="T51"> </text:span><text:span text:style-name="T57">та</text:span><text:span text:style-name="T51"> </text:span><text:span text:style-name="T57">постановку</text:span><text:span text:style-name="T51"> </text:span><text:span text:style-name="T57">задачі.</text:span></text:p>
      <text:p text:style-name="P60">У спеціальному розділі виконано математичну постановку задачі: мережу формалізовано у вигляді графу з атрибутами вузлів та ребер, враховано обмеження за вантажною місткістю й часовими вікнами роботи хабів; <text:span text:style-name="T58">д</text:span>етально описано <text:span text:style-name="T59">генетичний </text:span>алгоритм, який дозволяє знаходити наближені до оптимальних розв’язки для задач великої розмірності.</text:p>
      <text:p text:style-name="P60">Робота має практичне значення для транспортно-логістичних компаній, оскільки дозволяє оптимізувати витрати ресурсів на доставку пакунків.</text:p>
      <text:p text:style-name="P61"><text:bookmark-start text:name="__RefHeading___Toc607_3140409300"/>ЗМІСТ<text:bookmark-end text:name="__RefHeading___Toc607_3140409300"/></text:p>
      <text:p text:style-name="NormalText"/>
      <text:p text:style-name="NormalText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2"><text:a xlink:type="simple" xlink:href="#__RefHeading___Toc3107_3140409300" office:name="ВСТУП" text:style-name="Index_20_Link" text:visited-style-name="Index_20_Link">ВСТУП<text:tab/>5</text:a></text:p>
          <text:p text:style-name="P62"><text:a xlink:type="simple" xlink:href="#__RefHeading___Toc760_1850805687" office:name="1 загальний розділ" text:style-name="Index_20_Link" text:visited-style-name="Index_20_Link">1 загальний розділ<text:tab/>7</text:a></text:p>
          <text:p text:style-name="P63"><text:a xlink:type="simple" xlink:href="#__RefHeading___Toc762_1850805687" office:name="1.1 Опис предметної області та аналіз об’єкта дослідження" text:style-name="Index_20_Link" text:visited-style-name="Index_20_Link">1.1 Опис предметної області та аналіз об’єкта дослідження<text:tab/>7</text:a></text:p>
          <text:p text:style-name="P63"><text:a xlink:type="simple" xlink:href="#__RefHeading___Toc764_1850805687" office:name="1.2 Огляд і аналіз літератури за темою роботи" text:style-name="Index_20_Link" text:visited-style-name="Index_20_Link">1.2 Огляд і аналіз літератури за темою роботи<text:tab/>8</text:a></text:p>
        </text:index-body>
      </text:table-of-content>
      <text:p text:style-name="NormalText"/>
      <text:h text:style-name="P64" text:outline-level="1"><text:bookmark-start text:name="__RefHeading___Toc3107_3140409300"/>ВСТУП<text:bookmark-end text:name="__RefHeading___Toc3107_3140409300"/></text:h>
      <text:p text:style-name="P65"/>
      <text:p text:style-name="P65"/>
      <text:p text:style-name="P65">Сучасний етап розвитку глобальної та локальної економіки характеризується стрімким зростанням обсягів вантажних перевезень, що вимагає впровадження високоефективних систем управління логістикою.</text:p>
      <text:p text:style-name="P66">Особливої гостроти набуває проблема «останньої милі» в умовах щільної міської забудови, де використання мультимодальних транспортних мереж та врахування часових обмежень роботи хабів стає критично важливим для мінімізації витрат.</text:p>
      <text:p text:style-name="P66">Традиційні конструктивні методи планування маршрутів часто не забезпечують знаходження глобального оптимуму в динамічному логістичному середовищі через схильність до застрягання в локальних екстремумах. Це зумовлює актуальність розробки та програмної реалізації спеціалізованих систем на основі генетичних алгоритмів – популяційних метаевристик, які дозволяють ефективно досліджувати простір розв’язків NP-складної задачі маршрутизації та знаходити якісні результати для автоматизації процесів розподілу вантажів.</text:p>
      <text:p text:style-name="P67"><text:span text:style-name="T54">Об’єкт роботи – процес розподілу </text:span><text:span text:style-name="T60">та доставки вантажів у мультимодальній транспортній мережі.</text:span></text:p>
      <text:p text:style-name="P68">Мета роботи – розробка та програмна реалізація алгоритму оптимізації маршрутів доставки для мінімізації сумарного часу переїздів та кількості задіяних транспортних засобів.</text:p>
      <text:p text:style-name="P65">Методи дослідження. <text:span text:style-name="T61">Д</text:span>ля досягнення поставленої мети використано методи теорії графів для формалізації транспортної мережі, методи математичного моделювання для побудови моделі задачі змішаного цілочисельного програмування з урахуванням обмежень вантажної місткості та часових вікон<text:span text:style-name="T51"> </text:span><text:span text:style-name="T62">т</text:span><text:span text:style-name="T63">а</text:span><text:span text:style-name="T51"> </text:span><text:span text:style-name="T64">генетичні алгоритми </text:span>для знаходження наближених до оптимальних розв’язків шляхом еволюційного моделювання процесів селекції, схрещування та мутації.</text:p>
      <text:p text:style-name="P65"><text:soft-page-break/>Завдання переддипломної практики:</text:p>
      <text:p text:style-name="P65">– <text:span text:style-name="T65">в</text:span>ивчити предметну область, структуру та принципи функціонування об’єкта дослідження.</text:p>
      <text:p text:style-name="P65">– <text:span text:style-name="T65">п</text:span>ровести аналіз сучасних підходів та аналогів програмних продуктів для вирішення задач маршрутизації.</text:p>
      <text:p text:style-name="P65">– <text:span text:style-name="T65">ф</text:span>ормалізувати транспортну мережу як мультимодальний зважений орієнтований граф.</text:p>
      <text:p text:style-name="P65">– <text:span text:style-name="T65">р</text:span>озробити математичну модель задачі оптимізації з урахуванням обмежень місткості <text:span text:style-name="T66">та</text:span> часових вікон.</text:p>
      <text:p text:style-name="P65">– <text:span text:style-name="T65">р</text:span>еалізувати програмний модуль на основі розробленої математичної моделі оптимізації та провести його тестування на реальних даних.</text:p>
      <text:p text:style-name="P65">Практичне значення одержаних результатів. Розроблене програмне забезпечення та алгоритмічні рішення можуть бути використані транспортно-логістичними компаніями для автоматизовано<text:span text:style-name="T67">ї</text:span> побудови маршрутів, що дозволить скоротити експлуатаційні витрати та підвищити якість обслуговування клієнті<text:span text:style-name="T68">в.</text:span></text:p>
      <text:h text:style-name="P69" text:outline-level="1"><text:bookmark-start text:name="__RefHeading___Toc760_1850805687"/>1 загальний розділ<text:bookmark-end text:name="__RefHeading___Toc760_1850805687"/></text:h>
      <text:h text:style-name="Heading_20_2" text:outline-level="2"><text:bookmark-start text:name="__RefHeading___Toc762_1850805687"/>1.1 Опис предметної області та аналіз об’єкта дослідження<text:bookmark-end text:name="__RefHeading___Toc762_1850805687"/></text:h>
      <text:p text:style-name="NormalText"/>
      <text:p text:style-name="NormalText"/>
      <text:p text:style-name="P70">Сучасний стан розвитку глобальної економіки та стрімка цифровізація торговельних процесів зумовлюють зростання вимог до ефективності логістичних систем. Предметна область даної роботи охоплює процеси планування, управління та оптимізації доставки вантажів у складних міських умовах. Ключовим аспектом є забезпечення своєчасного розподілу товарів між пунктами призначення при мінімізації витрат на експлуатацію транспортного парку.</text:p>
      <text:p text:style-name="P71">Об’єктом дослідження у роботі виступає процес розподілу та доставки вантажів у мультимодальній транспортній мережі. Предметом дослідження є математичні моделі та генетичні алгоритми маршрутизації транспортних засобів, що забезпечують пошук оптимальних розв’язків з урахуванням обмежень вантажної місткості, часових вікон та механізму «останньої милі»</text:p>
      <text:p text:style-name="P71">Структурно об’єкт представляє собою сукупність логістичних хабі<text:span text:style-name="T69">в</text:span>, пунктів<text:span text:style-name="T54"> </text:span><text:span text:style-name="T70">д</text:span><text:span text:style-name="T71">оставки</text:span><text:span text:style-name="T54"> </text:span>та транспортних коридорів, що їх з’єднують. З математичної точки зору таку структуру доцільно розглядати як мультимодальний зважений орієнтований граф G=(V,E,Φ,Ψ), де – вузли V характеризуються географічними координатами та часовими вікнами роботи, а ребра E – довжиною та типами доступного транспорту, Φ – <text:span text:style-name="T72">функція атрибутів вузлів, Ψ – функція атрибутів ребер</text:span>.</text:p>
      <text:p text:style-name="NormalText">Предметом дослідження є математичні моделі та евристичні (зокрема, генетичні) алгоритми маршрутизації транспортних засобів, що забезпечують мінімізацію часу доставки та кількості задіяного транспорту з урахуванням обмежень місткості, часових вікон та умов «останньої милі».</text:p>
      <text:p text:style-name="P71">Функціональні особливості об’єкта полягають у динамічній взаємодії різних типів транспортних засобів (автомобілів, велосипедів, кур'єрів-пішоходів) <text:soft-page-break/>для виконання завдань доставки. Кожна одиниця транспорту має обмежену вантажну місткість, а кожен маршрут повинен бути завершений у межах визначеного часового вікна хабу. Особливе значення має функція «останньої милі», яка передбачає можливість долання частини шляху пішки, якщо прямий доступ транспорту до точки призначення обмежений або неможливий.</text:p>
      <text:p text:style-name="P72"/>
      <text:p text:style-name="P72"/>
      <text:h text:style-name="Heading_20_2" text:outline-level="2">1.2 Огляд і аналіз літератури за темою роботи</text:h>
      <text:p text:style-name="NormalText"/>
      <text:p text:style-name="NormalText"/>
      <text:p text:style-name="P73"><text:span text:style-name="T73">Проблема маршрутизації транспортних засобів (Vehicle Routing Problem, VRP) є однією з найбільш інтенсивно досліджуваних тем у сучасній комбінаторній оптимізації та дослідженні операцій. Фундаментальні основи математичного опису подібних задач були закладені ще в середині XX століття. Зокрема, для побудови математичних моделей у вигляді задач змішаного цілочисельного програмування критично важливими залишаються методи, запропоновані Міллером, </text:span><text:span text:style-name="T74">Так</text:span><text:span text:style-name="T75">є</text:span><text:span text:style-name="T74">ром</text:span><text:span text:style-name="T73"> та Земліним[1]</text:span>. Їхня робота 1960 року впровадила так звані обмеження MTZ (Miller-Tucker-Zemlin) для елімінації підциклів у маршрутах. Це дозволило формалізувати задачу комівояжера та VRP як цілісну систему лінійних обмежень, що стала базовою для всіх наступних розробок у галузі цілочисельного програмування.</text:p>
      <text:p text:style-name="P70">Особливе місце в сучасній логістиці посідає задача маршрутизації з часовими вікнами (Vehicle Routing Problem with Time Windows, VRPTW). Класичними у цьому напрямку є праці Маріуса Соломона, який у 1987 році не лише розробив сімейство евристичних алгоритмів (зокрема евристику послідовних вставок I1), а й створив набір тестових задач (Solomon benchmarks), що донині є світовим стандартом для оцінки ефективності алгоритмів<text:span text:style-name="T76">[2]</text:span>. Його підхід базується на критеріях мінімізації додаткового часу та відстані при вставці нового вузла в існуючий маршрут, що дозволяє знаходити допустимі розв’язки <text:soft-page-break/>для NP-складних задач великої розмірності за поліноміальний час.</text:p>
      <text:p text:style-name="P70">Сучасні дослідження значно розширили можливості моделювання реальної інфраструктури. У фундаментальній монографії Паоло Тота та Даніеле Віго «The Vehicle Routing Problem» проведено системний аналіз точних та наближених методів розв’язання VRP<text:span text:style-name="T77">[3]</text:span>. Автори детально розглядають використання теорії графів для побудови мультимодальних моделей, де вузли та ребра характеризуються наборами динамічних атрибутів. Їхні дослідження алгоритмів «гілок та меж» (branch-and-bound) та «гілок та розрізів» (branch-and-cut) заклали підґрунтя для сучасного математичного забезпечення логістичних систем.</text:p>
      <text:p text:style-name="P70">Детальний аналіз метаевристичних підходів був проведений Брейсі та Жендро, які систематизували методи локального пошуку та еволюційні стратегії для VRPTW. Вони довели, що для динамічних міських мереж використання лише конструктивних евристик є недостатнім через їхню схильність до застрягання в локальних оптимумах<text:span text:style-name="T78">[4]</text:span>. У свою чергу, дослідження Ванга та Копфера підкреслюють важливість інтеграції складних процесів у єдині моделі, що враховують не лише магістральні перевезення, а й специфіку доставки «останньої милі» та спільне використання ресурсів декількома логістичними операторами<text:span text:style-name="T79">[5]</text:span>.</text:p>
      <text:p text:style-name="P70">Аналіз літературних джерел підтверджує, що актуальним завданням є створення алгоритмічного забезпечення, яке б ефективно поєднувало швидкість класичних евристик Соломона (для генерації початкової популяції) із потужним глобальним пошуком генетичних алгоритмів у межах мультимодальних графових моделей.</text:p>
      <text:p text:style-name="P70"/>
      <text:p text:style-name="P70"/>
      <text:h text:style-name="P74" text:outline-level="2"/>
      <text:h text:style-name="P75" text:outline-level="2">1.3 Обґрунтування актуальності дослідження</text:h>
      <text:p text:style-name="NormalText"/>
      <text:p text:style-name="NormalText"/>
      <text:p text:style-name="NormalText">В умовах глобальної цифровізації економіки та стрімкого зростання ринку електронної комерції, оптимізація логістичних процесів стає критичним фактором конкурентоспроможності підприємств. Задача маршрутизації транспортних засобів (Vehicle Routing Problem, VRP) належить до класу NP-складних задач комбінаторної оптимізації, що означає неможливість отримання точного розв'язку за прийнятний час для реальних масштабів міської інфраструктури.</text:p>
      <text:p text:style-name="NormalText">Актуальність дослідження зумовлена наступними факторами<text:span text:style-name="T80">:</text:span></text:p>
      <text:p text:style-name="P76">– Економічна ефективність: витрати на логістику можуть складати до <text:span text:style-name="T81">17</text:span>% від загальної вартості доставки<text:span text:style-name="T82">[</text:span><text:span text:style-name="T83">6</text:span><text:span text:style-name="T82">]</text:span>. Навіть мінімальне скорочення маршруту призводить до значної економії палива та людських ресурсів.</text:p>
      <text:p text:style-name="P76">– Динамічність середовища: сучасні системи повинні враховувати часові вікна (VRPTW), затори та обмеження вантажності в режимі реального часу.</text:p>
      <text:p text:style-name="P77">– Технологічн<text:span text:style-name="T84">е покращення</text:span>: класичні евристики (наприклад, алгоритм Кларка-Райта) часто «застрягають» у локальних оптимумах. Використання <text:span text:style-name="T85">методів штучного інтелекту</text:span>, зокрема генетичних алгоритмів, дозволяє ефективно досліджувати простір розв’язків та знаходити результати, близькі до глобального оптимуму, що є пріоритетним завданням для розробки сучасного логістичного ПЗ.</text:p>
      <text:p text:style-name="P77"/>
      <text:p text:style-name="P77"/>
      <text:h text:style-name="Heading_20_2" text:outline-level="2">1.4 <text:span text:style-name="T86">Висновки до розділу</text:span></text:h>
      <text:p text:style-name="NormalText"/>
      <text:p text:style-name="NormalText"/>
      <text:p text:style-name="NormalText">У результаті аналізу предметної області встановлено, що задача маршрутизації (VRP) у сучасних мультимодальних мережах є NP-складною, що <text:soft-page-break/>унеможливлює використання виключно точних методів для реальних масштабів інфраструктури. Огляд літератури та існуючих підходів підтвердив, що класичні конструктивні евристики часто застрягають у локальних оптимумах, тому виникає гостра потреба у використанні метаевристичних методів. Доведено актуальність розробки алгоритмічного забезпечення на основі генетичних алгоритмів, які здатні ефективно знаходити наближені до глобального оптимуму розв'язки з урахуванням жорстких часових вікон та специфіки «останньої милі». Сформована теоретична база та математична модель об'єкта стають фундаментом для подальшої програмної реалізації інтелектуальної системи логістики.</text:p>
      <text:h text:style-name="P78" text:outline-level="1">ДЖЕРЕЛА (черновий варіант)</text:h>
      <text:p text:style-name="P79">1) Miller, C.E., Tucker, A.W. and Zemlin, R.A. (1960) Integer Programming Formulations and Traveling Salesman Problems. Journal of the Association for Computing Machinery, 7, 326-329.</text:p>
      <text:p text:style-name="P80">2) Solomon, M. (1987) Algorithms for the Vehicle Routing and Scheduling Problem with time Window Constraints. Operations Research, 35, 254-265.</text:p>
      <text:p text:style-name="P81">3) <text:span text:style-name="T87">Paolo T.</text:span>, Daniele <text:span text:style-name="T87">V. (2002) The Vehicle Routing Problem. Society for Industrial and Applied Mathematics</text:span></text:p>
      <text:p text:style-name="P82">4)Olli Bräysy, Michel Gendreau, (2005) Vehicle Routing Problem with Time Windows, Part II: Metaheuristics. Transportation Science 39(1):119-139.</text:p>
      <text:p text:style-name="P83">5) Wang, Xin &amp; Kopfer, Herbert. (2014). Collaborative transportation planning of less-than-truckload freight. OR Spectrum. 36. 10.1007/s00291-013-0331-x. </text:p>
      <text:p text:style-name="P84"><text:span text:style-name="T88">6</text:span>) https://cargosapiens.com/en/blog/custos-logisticos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left" style:justify-single-word="false" fo:orphans="0" fo:widows="0" fo:hyphenation-ladder-count="no-limit" fo:hyphenation-keep="page" loext:hyphenation-keep-type="column" loext:hyphenation-keep-line="tru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2.701cm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 style:master-page-name="">
      <style:paragraph-properties fo:margin-top="0cm" fo:margin-bottom="0cm" style:contextual-spacing="false" fo:line-height="150%" fo:text-align="center" style:justify-single-word="false" fo:keep-together="always" fo:text-indent="0cm" style:auto-text-indent="false" style:page-number="auto" fo:keep-with-next="always"/>
      <style:text-properties fo:text-transform="uppercase" style:use-window-font-color="true" loext:opacity="0%" style:font-name="Times New Roman2" fo:font-family="'Times New Roman'" style:font-style-name="Regular" style:font-family-generic="roman" style:font-pitch="variable" fo:font-size="14pt" fo:font-weight="bold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 style:master-page-name="">
      <style:paragraph-properties fo:margin-top="0cm" fo:margin-bottom="0cm" style:contextual-spacing="false" fo:line-height="150%" fo:keep-together="always" fo:text-indent="1.251cm" style:auto-text-indent="false" style:page-number="auto" fo:keep-with-next="always"/>
      <style:text-properties style:use-window-font-color="true" loext:opacity="0%" style:font-name="Times New Roman2" fo:font-family="'Times New Roman'" style:font-style-name="Regular" style:font-family-generic="roman" style:font-pitch="variable" fo:font-size="14pt" style:font-name-asian="Times New Roman2" style:font-family-asian="'Times New Roman'" style:font-style-name-asian="Regular" style:font-family-generic-asian="roman" style:font-pitch-asian="variable" style:font-size-asian="14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keep-together="always" fo:keep-with-next="always"/>
      <style:text-properties fo:color="#272727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keep-together="always" fo:keep-with-next="always"/>
      <style:text-properties fo:color="#272727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style:font-name="Calibri" fo:font-family="Calibri" style:font-family-generic="roman" style:font-pitch="variable" fo:letter-spacing="0.026cm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e74b5" fo:border-bottom="0.51pt solid #2e74b5"/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NormalText" style:family="paragraph" style:parent-style-name="Standard" style:master-page-name="">
      <style:paragraph-properties fo:line-height="150%" fo:text-align="justify" style:justify-single-word="false" fo:text-indent="1.251cm" style:auto-text-indent="false" style:page-number="auto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e74b5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e74b5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e74b5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e74b5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Text_20_body">
      <style:paragraph-properties fo:margin-left="0cm" fo:line-height="6%"/>
      <style:text-properties fo:font-size="10pt" style:font-size-asian="10pt"/>
    </style:style>
    <style:style style:name="MP2" style:family="paragraph" style:parent-style-name="Frame_20_Contents">
      <style:paragraph-properties fo:margin-left="0.106cm" fo:margin-top="0.011cm" fo:margin-bottom="0cm" style:contextual-spacing="false"/>
    </style:style>
    <style:style style:name="MP3" style:family="paragraph">
      <loext:graphic-properties draw:fill="none"/>
      <style:paragraph-properties fo:text-align="left"/>
      <style:text-properties fo:color="#000000" loext:opacity="100%"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color="#000000" loext:opacity="100%" fo:letter-spacing="-0.009cm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0.74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11" draw:name="Textbox 1" draw:style-name="Mgr1" draw:text-style-name="MP3" svg:width="0.74cm" svg:height="0.616cm" svg:x="19.138cm" svg:y="27.296cm"><text:p text:style-name="MP2"><text:span text:style-name="MT2"><text:page-number text:select-page="current">12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2T10:17:00</meta:creation-date>
    <meta:initial-creator>User</meta:initial-creator>
    <dc:language>en-US</dc:language>
    <dc:date>2026-04-26T00:08:12.181771400</dc:date>
    <meta:editing-cycles>140</meta:editing-cycles>
    <meta:editing-duration>P1DT10H25M50S</meta:editing-duration>
    <meta:generator>LibreOffice/26.2.1.2$Windows_X86_64 LibreOffice_project/620$Build-2</meta:generator>
    <meta:document-statistic meta:table-count="4" meta:image-count="0" meta:object-count="0" meta:page-count="12" meta:paragraph-count="112" meta:word-count="1569" meta:character-count="13770" meta:non-whitespace-character-count="12158"/>
    <meta:user-defined meta:name="AppVersion">15.0000</meta:user-defined>
    <meta:template xlink:type="simple" xlink:actuate="onRequest" xlink:title="Normal" xlink:href=""/>
  </office:meta>
</office:document-meta>
</file>